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name-complex="Verdana" style:font-size-complex="8.5pt" style:font-style-complex="normal" style:font-weight-complex="normal"/>
    </style:style>
    <style:style style:name="ce2" style:family="table-cell" style:parent-style-name="Default" style:data-style-name="N126">
      <style:table-cell-properties fo:border-bottom="none" fo:background-color="#ffffff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name-complex="Verdana" style:font-size-complex="8.5pt" style:font-style-complex="normal" style:font-weight-complex="normal"/>
    </style:style>
    <style:style style:name="ce3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name-complex="Verdana" style:font-size-complex="8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any</text:p>
          </table:table-cell>
          <table:table-cell table:style-name="Default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 office:value-type="float" office:value="5149398.8" calcext:value-type="float">
            <text:p>5,149,39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float" office:value="5806850.26" calcext:value-type="float">
            <text:p>5,806,85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5582019.85" calcext:value-type="float">
            <text:p>5,582,02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 office:value-type="float" office:value="16006357.67" calcext:value-type="float">
            <text:p>16,006,35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269941.98" calcext:value-type="float">
            <text:p>18,269,94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872524.72" calcext:value-type="float">
            <text:p>19,872,52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904753.04" calcext:value-type="float">
            <text:p>22,904,7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622080.509" calcext:value-type="float">
            <text:p>23,622,08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978717.22" calcext:value-type="float">
            <text:p>25,978,7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689398.68" calcext:value-type="float">
            <text:p>27,689,39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2276917.35" calcext:value-type="float">
            <text:p>32,276,9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861298.48" calcext:value-type="float">
            <text:p>35,861,29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859435.85" calcext:value-type="float">
            <text:p>42,859,43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5852970.82" calcext:value-type="float">
            <text:p>45,852,97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5929404.88" calcext:value-type="float">
            <text:p>45,929,4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875242.36" calcext:value-type="float">
            <text:p>42,875,2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131553.91" calcext:value-type="float">
            <text:p>46,131,55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436327.75" calcext:value-type="float">
            <text:p>40,436,3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885717.72" calcext:value-type="float">
            <text:p>40,885,7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535783.15" calcext:value-type="float">
            <text:p>42,535,78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003800.879" calcext:value-type="float">
            <text:p>41,003,8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199747.05" calcext:value-type="float">
            <text:p>41,199,7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140389.27" calcext:value-type="float">
            <text:p>42,140,3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40550.66" calcext:value-type="float">
            <text:p>43,440,5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2761702.32" calcext:value-type="float">
            <text:p>42,761,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2:43:44.176711509</meta:creation-date>
    <dc:date>2020-02-05T12:51:13.118668132</dc:date>
    <meta:editing-duration>PT7M29S</meta:editing-duration>
    <meta:editing-cycles>1</meta:editing-cycles>
    <meta:document-statistic meta:table-count="1" meta:cell-count="51" meta:object-count="0"/>
    <meta:generator>LibreOffice/6.3.4.2$Linux_X86_64 LibreOffice_project/30$Build-2</meta:generator>
  </office:meta>
</office:document-meta>
</file>